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normalisierung"/>Normalisierung<text:bookmark-end text:name="normalisierung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0Z</meta:creation-date>
    <dc:date>2020-02-05T15:26:20Z</dc:date>
    <meta:user-defined meta:name="VersionODT" meta:value-type="string">0.3 (05.02.2020)</meta:user-defined>
    <meta:user-defined meta:name="numbersections" meta:value-type="string">True</meta:user-defined>
  </office:meta>
</office:document-meta>
</file>